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8" office:value-type="string" office:string-value="Order Response Simple. Details">
            <text:p>Order Response Simple. Details</text:p>
          </table:table-cell>
          <table:table-cell table:style-name="ce8" office:value-type="string" office:string-value=""/>
          <table:table-cell table:style-name="ce8" office:value-type="string" office:string-value="Order Response Simple">
            <text:p>Order Response Simp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simple acceptance or rejection of an entire Order.">
            <text:p>A document used to indicate simple acceptance or rejection of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Response Simple. UBL Version Identifier. Identifier">
            <text:p>Order Response Simple. UBL Vers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Response Simple. Customization Identifier. Identifier">
            <text:p>Order Response Simple. Customiza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Response Simple. Profile Identifier. Identifier">
            <text:p>Order Response Simple. Profile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Response Simple. Profile Execution Identifier. Identifier">
            <text:p>Order Response Simple. Profile Execu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Response Simple. Identifier">
            <text:p>Order Response Simple.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urchase Order Response Number, Acknowledgement of Order Number">
            <text:p>Purchase Order Response Number, Acknowledgement of Order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Response Simple. Copy_ Indicator. Indicator">
            <text:p>Order Response Simple. Copy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Response Simple. UUID. Identifier">
            <text:p>Order Response Simple. UUID.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Response Simple. Issue Date. Date">
            <text:p>Order Response Simple. Issue Date. Dat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Response Simple. Issue Time. Time">
            <text:p>Order Response Simple. Issue Time. Tim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Response Simple. Note. Text">
            <text:p>Order Response Simple. Note.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9" office:string-value="Order Response Simple. Accepted_ Indicator. Indicator">
            <text:p>Order Response Simple. Accepted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Accepted">
            <text:p>Accepted</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ndicates whether the Order is accepted (true) or rejected (false).">
            <text:p>Indicates whether the Order is accepted (true) or rejected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9" office:string-value="Order Response Simple. Rejection_ Note. Text">
            <text:p>Order Response Simple. Rejection_ Not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Rejection">
            <text:p>Rejection</text:p>
          </table:table-cell>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reason for rejection if the order was not accepted.">
            <text:p>The reason for rejection if the order was not accepted.</text:p>
          </table:table-cell>
          <table:table-cell office:value-type="string" table:style-name="ce9"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9" office:string-value="Order Response Simple. Customer_ Reference. Text">
            <text:p>Order Response Simple. Customer_ Referenc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ustomer">
            <text:p>Custom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5]&lt;&gt;&quot;&quot;;CONCATENATE([.F15];&quot; &quot;;[.G15]);[.G15])"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supplementary reference for the transaction (e.g., when using a purchasing card).">
            <text:p>A supplementary reference for the transaction (e.g., when using a purchasing car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9" office:string-value="Order Response Simple. Accounting Cost Code. Code">
            <text:p>Order Response Simple. Accounting Cost Code. Cod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6]&lt;&gt;&quot;&quot;;CONCATENATE([.F16];&quot; &quot;;[.G16]);[.G16])"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9" office:string-value="Order Response Simple. Accounting Cost. Text">
            <text:p>Order Response Simple. Accounting Cost.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7]&lt;&gt;&quot;&quot;;CONCATENATE([.F17];&quot; &quot;;[.G17]);[.G17])"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10" office:value-type="string" office:string-value="Order Response Simple. Order Reference">
            <text:p>Order Response Simple. Order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Order being responded to.">
            <text:p>A reference to the Order being responded to.</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Order Response Simple. Additional_ Document Reference. Document Reference">
            <text:p>Order Response Simple. Additional_ Document Reference. Document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Order Response Simple. Signature">
            <text:p>Order Response Simple. Signatur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Order Response Simple. Seller_ Supplier Party. Supplier Party">
            <text:p>Order Response Simple. Seller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Order Response Simple. Buyer_ Customer Party. Customer Party">
            <text:p>Order Response Simple. Buye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Order Response Simple. Originator_ Customer Party. Customer Party">
            <text:p>Order Response Simple. Originato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10" office:value-type="string" office:string-value="Order Response Simple. Accounting_ Supplier Party. Supplier Party">
            <text:p>Order Response Simple. Accounting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Order Response Simple. Accounting_ Customer Party. Customer Party">
            <text:p>Order Response Simple. Accounting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